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left="-0.026cm" fo:margin-right="0cm" fo:text-indent="0cm" style:auto-text-indent="false"/>
    </style:style>
    <style:style style:name="P2" style:family="paragraph" style:parent-style-name="Standard">
      <style:paragraph-properties fo:margin-left="-0.026cm" fo:margin-right="0cm" fo:text-indent="0cm" style:auto-text-indent="false"/>
    </style:style>
    <style:style style:name="P3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20pt" fo:font-weight="bold" style:font-name-asian="ArialBlack" style:font-size-asian="20pt" style:font-weight-asian="bold" style:font-name-complex="ArialBlack" style:font-size-complex="20pt" style:font-weight-complex="bold"/>
    </style:style>
    <style:style style:name="P7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8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9" style:family="paragraph" style:parent-style-name="Standard">
      <style:paragraph-properties fo:margin-left="-0.026cm" fo:margin-right="0cm" fo:text-align="center" style:justify-single-word="false" fo:text-indent="0cm" style:auto-text-indent="false"/>
      <style:text-properties fo:color="#000000" style:font-name="Times New Roman" fo:font-size="16pt" fo:font-weight="bold" style:font-name-asian="ArialBlack" style:font-size-asian="16pt" style:font-weight-asian="bold" style:font-name-complex="ArialBlack" style:font-size-complex="16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P12" style:family="paragraph" style:parent-style-name="Standard">
      <style:paragraph-properties fo:text-align="center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6.244cm"/>
        </style:tab-stops>
      </style:paragraph-properties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16" style:family="paragraph" style:parent-style-name="Standard" style:list-style-name="L2">
      <style:paragraph-properties fo:text-align="start" style:justify-single-word="false" style:text-autospace="none">
        <style:tab-stops>
          <style:tab-stop style:position="2.884cm"/>
          <style:tab-stop style:position="6.244cm"/>
        </style:tab-stops>
      </style:paragraph-properties>
      <style:text-properties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2.884cm"/>
          <style:tab-stop style:position="6.244cm"/>
        </style:tab-stops>
      </style:paragraph-properties>
      <style:text-properties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style:font-name="Times New Roman" fo:font-size="12pt" fo:font-weight="bold" style:font-name-asian="ArialBlack" style:font-size-asian="12pt" style:font-weight-asian="bold" style:font-name-complex="ArialBlack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style:font-name="Times New Roman" fo:font-size="12pt" fo:font-weight="normal" style:font-name-asian="ArialBlack" style:font-size-asian="12pt" style:font-weight-asian="normal" style:font-name-complex="ArialBlack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1.773cm"/>
          <style:tab-stop style:position="6.244cm"/>
        </style:tab-stops>
      </style:paragraph-properties>
      <style:text-properties fo:color="#000000" style:font-name="Times New Roman" fo:font-size="14pt" fo:font-weight="bold" style:font-name-asian="ArialBlack" style:font-size-asian="14pt" style:font-weight-asian="bold" style:font-name-complex="ArialBlack" style:font-size-complex="1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style:font-name="Times New Roman" fo:font-size="12pt" style:text-underline-style="none" fo:font-weight="bold" style:font-name-asian="ArialBlack" style:font-size-asian="12pt" style:font-weight-asian="bold" style:font-name-complex="ArialBlack" style:font-size-complex="12pt" style:font-weight-complex="bold"/>
    </style:style>
    <style:style style:name="T3" style:family="text">
      <style:text-properties fo:color="#000000" style:font-name="Times New Roman" fo:font-size="14pt" style:text-underline-style="none" fo:font-weight="bold" style:font-name-asian="ArialBlack" style:font-size-asian="14pt" style:font-weight-asian="bold" style:font-name-complex="ArialBlack" style:font-size-complex="14pt" style:font-weight-complex="bold"/>
    </style:style>
    <style:style style:name="T4" style:family="text">
      <style:text-properties fo:color="#00008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138cm" text:min-label-width="0.635cm"/>
      </text:list-level-style-number>
      <text:list-level-style-number text:level="2" text:style-name="Numbering_20_Symbols" style:num-suffix="." style:num-format="1">
        <style:list-level-properties text:space-before="2.408cm" text:min-label-width="0.635cm"/>
      </text:list-level-style-number>
      <text:list-level-style-number text:level="3" text:style-name="Numbering_20_Symbols" style:num-suffix="." style:num-format="1">
        <style:list-level-properties text:space-before="3.678cm" text:min-label-width="0.635cm"/>
      </text:list-level-style-number>
      <text:list-level-style-number text:level="4" text:style-name="Numbering_20_Symbols" style:num-suffix="." style:num-format="1">
        <style:list-level-properties text:space-before="4.948cm" text:min-label-width="0.635cm"/>
      </text:list-level-style-number>
      <text:list-level-style-number text:level="5" text:style-name="Numbering_20_Symbols" style:num-suffix="." style:num-format="1">
        <style:list-level-properties text:space-before="6.218cm" text:min-label-width="0.635cm"/>
      </text:list-level-style-number>
      <text:list-level-style-number text:level="6" text:style-name="Numbering_20_Symbols" style:num-suffix="." style:num-format="1">
        <style:list-level-properties text:space-before="7.488cm" text:min-label-width="0.635cm"/>
      </text:list-level-style-number>
      <text:list-level-style-number text:level="7" text:style-name="Numbering_20_Symbols" style:num-suffix="." style:num-format="1">
        <style:list-level-properties text:space-before="8.758cm" text:min-label-width="0.635cm"/>
      </text:list-level-style-number>
      <text:list-level-style-number text:level="8" text:style-name="Numbering_20_Symbols" style:num-suffix="." style:num-format="1">
        <style:list-level-properties text:space-before="10.028cm" text:min-label-width="0.635cm"/>
      </text:list-level-style-number>
      <text:list-level-style-number text:level="9" text:style-name="Numbering_20_Symbols" style:num-suffix="." style:num-format="1">
        <style:list-level-properties text:space-before="11.298cm" text:min-label-width="0.635cm"/>
      </text:list-level-style-number>
      <text:list-level-style-number text:level="10" text:style-name="Numbering_20_Symbols" style:num-suffix="." style:num-format="1">
        <style:list-level-properties text:space-before="12.568cm" text:min-label-width="0.635cm"/>
      </text:list-level-style-number>
    </text:list-style>
    <text:list-style style:name="L2">
      <text:list-level-style-number text:level="1" style:num-suffix=")" style:num-format="a">
        <style:list-level-properties text:space-before="3.175cm" text:min-label-width="0.635cm"/>
      </text:list-level-style-number>
      <text:list-level-style-number text:level="2" style:num-suffix=")" style:num-format="a">
        <style:list-level-properties text:space-before="3.81cm" text:min-label-width="0.635cm"/>
      </text:list-level-style-number>
      <text:list-level-style-number text:level="3" style:num-suffix=")" style:num-format="a">
        <style:list-level-properties text:space-before="4.445cm" text:min-label-width="0.635cm"/>
      </text:list-level-style-number>
      <text:list-level-style-number text:level="4" style:num-suffix=")" style:num-format="a">
        <style:list-level-properties text:space-before="5.08cm" text:min-label-width="0.635cm"/>
      </text:list-level-style-number>
      <text:list-level-style-number text:level="5" style:num-suffix=")" style:num-format="a">
        <style:list-level-properties text:space-before="5.715cm" text:min-label-width="0.635cm"/>
      </text:list-level-style-number>
      <text:list-level-style-number text:level="6" style:num-suffix=")" style:num-format="a">
        <style:list-level-properties text:space-before="6.35cm" text:min-label-width="0.635cm"/>
      </text:list-level-style-number>
      <text:list-level-style-number text:level="7" style:num-suffix=")" style:num-format="a">
        <style:list-level-properties text:space-before="6.985cm" text:min-label-width="0.635cm"/>
      </text:list-level-style-number>
      <text:list-level-style-number text:level="8" style:num-suffix=")" style:num-format="a">
        <style:list-level-properties text:space-before="7.62cm" text:min-label-width="0.635cm"/>
      </text:list-level-style-number>
      <text:list-level-style-number text:level="9" style:num-suffix=")" style:num-format="a">
        <style:list-level-properties text:space-before="8.255cm" text:min-label-width="0.635cm"/>
      </text:list-level-style-number>
      <text:list-level-style-number text:level="10" style:num-suffix=")" style:num-format="a">
        <style:list-level-properties text:space-before="8.89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<text:span text:style-name="T1">SOFTWAROVÝ PROJEKT</text:span> </text:p>
      <text:p text:style-name="P4"/>
      <text:p text:style-name="P4"/>
      <text:p text:style-name="P5">DINOSAURUS</text:p>
      <text:p text:style-name="P3"/>
      <text:p text:style-name="P6">SPSW (Specifikace požadavků na software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Martin Lukeš</text:p>
      <text:p text:style-name="P10"><text:a xlink:type="simple" xlink:href="mailto:lukesma4@feld.cvut.cz"><text:span text:style-name="T2"><text:tab/></text:span></text:a><text:a xlink:type="simple" xlink:href="mailto:lukesma4@feld.cvut.cz"><text:span text:style-name="T3">(</text:span></text:a><text:a xlink:type="simple" xlink:href="mailto:lukesma4@feld.cvut.cz"><text:span text:style-name="T4">lukesma4@feld.cvut.cz</text:span></text:a><text:a xlink:type="simple" xlink:href="mailto:lukesma4@feld.cvut.cz"><text:span text:style-name="T5">)</text:span></text:a></text:p>
      <text:p text:style-name="P10"><text:a xlink:type="simple" xlink:href="mailto:lukesma4@feld.cvut.cz"><text:span text:style-name="T6"/></text:a></text:p>
      <text:p text:style-name="P11"/>
      <text:p text:style-name="P10"><text:a xlink:type="simple" xlink:href="mailto:lukesma4@feld.cvut.cz"><text:span text:style-name="T6"/></text:a></text:p>
      <text:p text:style-name="P10"><text:a xlink:type="simple" xlink:href="mailto:lukesma4@feld.cvut.cz"><text:span text:style-name="T6"/></text:a></text:p>
      <text:p text:style-name="P10"><text:a xlink:type="simple" xlink:href="mailto:lukesma4@feld.cvut.cz"><text:span text:style-name="T6"/></text:a></text:p>
      <text:p text:style-name="P10"/>
      <text:p text:style-name="P12">Požadavky</text:p>
      <text:p text:style-name="P13"/>
      <text:p text:style-name="P13"/>
      <text:list text:style-name="L1">
        <text:list-item>
          <text:p text:style-name="P14">Webové stránky Dinosaurus přináší základní informace o dinosaurech.</text:p>
        </text:list-item>
      </text:list>
      <text:p text:style-name="P15"/>
      <text:list text:style-name="L2">
        <text:list-item>
          <text:p text:style-name="P16">Úvod – zahrnující linii pokračovatelů rodu, dobu výskytu na Zemi</text:p>
        </text:list-item>
        <text:list-item>
          <text:p text:style-name="P16">Vymření dinosaurů – možné příčiny.</text:p>
        </text:list-item>
        <text:list-item>
          <text:p text:style-name="P16">Obrázky vybraných jedinců</text:p>
        </text:list-item>
        <text:list-item>
          <text:p text:style-name="P16">Guinessov knihu rekordů v jednotlivých oblastech</text:p>
        </text:list-item>
      </text:list>
      <text:p text:style-name="P17"/>
      <text:p text:style-name="P17"/>
      <text:list text:style-name="L1" text:continue-numbering="true">
        <text:list-item>
          <text:p text:style-name="P14">Vytvořeny pomocí XHTML, CSS a Javascriptu.</text:p>
        </text:list-item>
      </text:list>
      <text:p text:style-name="P15"/>
      <text:p text:style-name="P15"/>
      <text:list text:style-name="L1" text:continue-numbering="true">
        <text:list-item>
          <text:p text:style-name="P14">Validní</text:p>
        </text:list-item>
      </text:list>
      <text:p text:style-name="P18"/>
      <text:p text:style-name="P18"/>
      <text:list text:style-name="L1" text:continue-numbering="true">
        <text:list-item>
          <text:p text:style-name="P14">Použití i pro tělesně postižené jedince </text:p>
        </text:list-item>
      </text:list>
      <text:p text:style-name="P18"/>
      <text:p text:style-name="P18"/>
      <text:list text:style-name="L1" text:continue-numbering="true">
        <text:list-item>
          <text:p text:style-name="P14">Použitelné i bez javascriptu.</text:p>
        </text:list-item>
      </text:list>
      <text:p text:style-name="P18"/>
      <text:p text:style-name="P18"/>
      <text:list text:style-name="L1" text:continue-numbering="true">
        <text:list-item>
          <text:p text:style-name="P14">Formulář k zanechání zprávy provozovateli stránek.</text:p>
        </text:list-item>
      </text:list>
      <text:p text:style-name="P18"/>
      <text:p text:style-name="P18"/>
      <text:list text:style-name="L1" text:continue-numbering="true">
        <text:list-item>
          <text:p text:style-name="P14">Skinovatelnost – možnost volby jednoho ze dvou vzhledů </text:p>
        </text:list-item>
      </text:list>
      <text:p text:style-name="P18"/>
      <text:p text:style-name="P18"/>
      <text:p text:style-name="P19">Krom těchto vlastností je samozřejmá kontrola formuláře. Pokud uživatel nezadá správné údaje bude upozorněn, které údaje jsou špatně vyplněny.</text:p>
      <text:p text:style-name="P18"/>
      <text:p text:style-name="P18"/>
      <text:p text:style-name="P18"/>
      <text:p text:style-name="P20">Minimální HW a SW požadavky:</text:p>
      <text:list text:style-name="L3">
        <text:list-item>
          <text:p text:style-name="P21">Systémy Windows XP Home, Solaris nebo Linux</text:p>
        </text:list-item>
        <text:list-item>
          <text:p text:style-name="P21">Microsoft Internet Explorer 4 a vyšší, Mozilla Firefox nebo Opera</text:p>
        </text:list-item>
      </text:list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Black" svg:font-family="ArialBlack"/>
    <style:font-face style:name="Tahoma1" svg:font-family="Tahoma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 style:list-style-name="L1">
      <style:paragraph-properties fo:text-align="center" style:justify-single-word="false"/>
    </style:style>
    <style:style style:name="P2" style:family="paragraph" style:parent-style-name="Footer" style:list-style-name="L2">
      <style:paragraph-properties fo:text-align="center" style:justify-single-word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_20_left">Skupina 212<text:tab/>SPSW Martin Lukeš</text:p>
      </style:header>
      <style:header-left>
        <text:p text:style-name="Header_20_left">Skupina 212<text:tab/>SPSW Martin Lukeš</text:p>
      </style:header-left>
      <style:footer>
        <text:list text:style-name="L1">
          <text:list-header>
            <text:p text:style-name="P1">1.</text:p>
          </text:list-header>
        </text:list>
      </style:footer>
      <style:footer-left>
        <text:list text:style-name="L2">
          <text:list-header>
            <text:p text:style-name="P2">2.</text:p>
          </text:list-header>
        </text:list>
      </style:footer-left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5-30T09:31:12</meta:creation-date>
    <dc:date>2009-05-31T14:42:37</dc:date>
    <dc:language>cs-CZ</dc:language>
    <meta:editing-cycles>8</meta:editing-cycles>
    <meta:editing-duration>PT2H52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126" meta:character-count="915"/>
  </office:meta>
</office:document-meta>
</file>